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11.509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87cm"/>
    </style:style>
    <style:style style:name="Tabla4.D" style:family="table-column">
      <style:table-column-properties style:column-width="1.808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f5dff" style:font-size-asian="8pt" style:font-name-complex="Lucida Sans" style:font-size-complex="8pt"/>
    </style:style>
    <style:style style:name="P25" style:family="paragraph" style:parent-style-name="Table_20_Contents">
      <style:paragraph-properties fo:margin-top="0.018cm" fo:margin-bottom="0cm" loext:contextual-spacing="false" fo:line-height="100%" fo:text-align="center" style:justify-single-word="false" fo:orphans="0" fo:widows="0" fo:break-before="column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b5820" officeooo:paragraph-rsid="008f5df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b5820" officeooo:paragraph-rsid="008f5df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text-properties officeooo:paragraph-rsid="004e00d8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text-properties officeooo:paragraph-rsid="004e00d8"/>
    </style:style>
    <style:style style:name="P5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74ef6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style:text-position="-5% 100%" fo:font-size="8pt" fo:letter-spacing="-0.012cm" style:text-underline-style="none" fo:font-weight="normal" style:font-size-asian="8pt" style:font-weight-asian="normal" style:font-size-complex="8pt" style:font-weight-complex="normal"/>
    </style:style>
    <style:style style:name="T54" style:family="text">
      <style:text-properties fo:color="#000000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T55" style:family="text">
      <style:text-properties fo:color="#000000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T56" style:family="text">
      <style:text-properties fo:color="#000000" style:text-position="-5% 100%" fo:letter-spacing="-0.012cm" fo:font-style="normal" style:text-underline-style="none" fo:font-weight="normal" officeooo:rsid="008b5820" style:font-style-asian="normal" style:font-weight-asian="normal" style:font-style-complex="normal" style:font-weight-complex="normal"/>
    </style:style>
    <style:style style:name="T57" style:family="text">
      <style:text-properties fo:color="#000000" style:text-position="-5% 100%" fo:letter-spacing="-0.012cm" fo:font-style="normal" style:text-underline-style="none" fo:font-weight="normal" officeooo:rsid="00974ef6" style:font-style-asian="normal" style:font-weight-asian="normal" style:font-style-complex="normal" style:font-weight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0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1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3" style:family="text">
      <style:text-properties officeooo:rsid="0055425f"/>
    </style:style>
    <style:style style:name="T64" style:family="text">
      <style:text-properties officeooo:rsid="0066bdc7"/>
    </style:style>
    <style:style style:name="T65" style:family="text">
      <style:text-properties fo:letter-spacing="-0.009cm"/>
    </style:style>
    <style:style style:name="T66" style:family="text">
      <style:text-properties fo:letter-spacing="-0.016cm"/>
    </style:style>
    <style:style style:name="T67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8" style:family="text">
      <style:text-properties fo:font-size="6pt" fo:font-style="italic" style:font-size-asian="6pt" style:font-style-asian="italic" style:font-size-complex="6pt" style:font-style-complex="italic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officeooo:rsid="008b5820"/>
    </style:style>
    <style:style style:name="T71" style:family="text">
      <style:text-properties officeooo:rsid="00974ef6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2"/>
        <table:table-row table:style-name="Tabla4.1">
          <table:table-cell table:style-name="Tabla4.A1" office:value-type="string">
            <text:p text:style-name="P59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</table:table-row>
        <table:table-row table:style-name="Tabla4.2">
          <table:table-cell table:style-name="Tabla4.A2" office:value-type="string">
            <text:p text:style-name="P65"><text:text-input text:description="&lt;line.name&gt;">[9788426574091]123456789012345678901234567890123045</text:text-input><text:span text:style-name="T56"><text:placeholder text:placeholder-type="text">&lt;if test="print_date_planned"&gt;</text:placeholder></text:span><text:span text:style-name="T56"> </text:span><text:span text:style-name="T57">(</text:span><text:text-input text:description="&lt;formatLang(line.date_planned,date='true')&gt;">DD/MM/YYYY</text:text-input><text:span text:style-name="T71">)</text:span><text:span text:style-name="T56"><text:placeholder text:placeholder-type="text">&lt;/if&gt;</text:placeholder></text:span></text:p>
          </table:table-cell>
          <table:table-cell table:style-name="Tabla4.A2" office:value-type="string">
            <text:p text:style-name="P61"><text:span text:style-name="T69"><text:text-input text:description="&lt;for each=&quot;line2 in line.taxes_id&quot;&gt;">F</text:text-input></text:span><text:text-input text:description="&lt;line2.description&gt;">10,5%</text:text-input><text:span text:style-name="T69"><text:text-input text:description="&lt;/for&gt;">Ef</text:text-input></text:span></text:p>
          </table:table-cell>
          <table:table-cell table:style-name="Tabla4.A2" office:value-type="string">
            <text:p text:style-name="P62"><text:span text:style-name="T68"><text:text-input text:description="&lt;if test=&quot;o.state not in[ 'draft', 'sent']&quot;&gt;">IF2</text:text-input></text:span><text:text-input text:description="&lt;line.price_unit&gt;">9.999,50</text:text-input><text:span text:style-name="T68"><text:text-input text:description="&lt;/if&gt;">end if</text:text-input></text:span></text:p>
          </table:table-cell>
          <table:table-cell table:style-name="Tabla4.A2" office:value-type="string">
            <text:p text:style-name="P63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2"><text:span text:style-name="T68"><text:text-input text:description="&lt;if test=&quot;o.state not in[ 'draft', 'sent']&quot;&gt;">IF2</text:text-input></text:span><text:text-input text:description="&lt;formatLang(line.price_subtotal)&gt;">99.999,50</text:text-input><text:span text:style-name="T68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60"><text:text-input text:description="&lt;/for&gt;">End For</text:text-input></text:p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11.509cm"/>
    </style:style>
    <style:style style:name="Table1.B" style:family="table-column">
      <style:table-column-properties style:column-width="1.896cm"/>
    </style:style>
    <style:style style:name="Table1.C" style:family="table-column">
      <style:table-column-properties style:column-width="1.7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1.792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MT55" style:family="text">
      <style:text-properties fo:color="#000000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MT56" style:family="text">
      <style:text-properties officeooo:rsid="008b5820"/>
    </style:style>
    <style:style style:name="MT57" style:family="text">
      <style:text-properties officeooo:rsid="0055425f"/>
    </style:style>
    <style:style style:name="MT58" style:family="text">
      <style:text-properties officeooo:rsid="0066bdc7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T64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text:span text:style-name="MT54"><text:placeholder text:placeholder-type="text">&lt;if test="print_date_planned"&gt;</text:placeholder></text:span><text:span text:style-name="MT54"> </text:span><text:span text:style-name="MT55">(</text:span><text:span text:style-name="MT56">Fecha prevista)</text:span><text:span text:style-name="MT54"><text:placeholder text:placeholder-type="text">&lt;/if&gt;</text:placeholder></text:span>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7">P. </text:span>List<text:span text:style-name="MT58">a</text:span></text:p>
            </table:table-cell>
            <table:table-cell table:style-name="Table1.D1" office:value-type="string">
              <text:p text:style-name="MP39">Cantidad</text:p>
            </table:table-cell>
            <table:table-cell table:style-name="Table1.E1" office:value-type="string">
              <text:p text:style-name="MP40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2"><text:span text:style-name="MT59">OBSERVACIONES</text:span>: <text:span text:style-name="MT60"><text:placeholder text:placeholder-type="text">&lt;o.notes&gt;</text:placeholder></text:span></text:p>
            </table:table-cell>
            <table:table-cell table:style-name="Tabla6.B1" office:value-type="string">
              <text:p text:style-name="MP43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4"><text:span text:style-name="MT64"><text:text-input text:description="&lt;if test=&quot;o.state not in[ 'draft', 'sent']&quot;&gt;">IF2</text:text-input></text:span><text:text-input text:description="&lt;formatLang(o.amount_untaxed)&gt;">99.999,99</text:text-input><text:span text:style-name="MT64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5">IMPUESTOS</text:p>
            </table:table-cell>
            <table:table-cell table:style-name="Tabla6.C4" office:value-type="string">
              <text:p text:style-name="MP46"/>
            </table:table-cell>
            <table:table-cell table:style-name="Tabla6.D3" office:value-type="string">
              <text:p text:style-name="MP47">Base</text:p>
            </table:table-cell>
            <table:table-cell table:style-name="Tabla6.E3" office:value-type="string">
              <text:p text:style-name="MP47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8"/>
            </table:table-cell>
            <table:table-cell table:style-name="Tabla6.C4" office:value-type="string">
              <text:p text:style-name="MP49"/>
            </table:table-cell>
            <table:table-cell table:style-name="Tabla6.D3" office:value-type="string">
              <text:p text:style-name="MP50"/>
            </table:table-cell>
            <table:table-cell table:style-name="Tabla6.E3" office:value-type="string">
              <text:p text:style-name="MP44"><text:span text:style-name="MT64"><text:text-input text:description="&lt;if test=&quot;o.state not in[ 'draft', 'sent']&quot;&gt;">IF2</text:text-input></text:span><text:text-input text:description="&lt;formatLang(o.amount_tax)&gt;">99.999,99</text:text-input><text:span text:style-name="MT64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1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2"/>
            </table:table-cell>
            <table:table-cell table:style-name="Tabla6.B1" office:value-type="string">
              <text:p text:style-name="MP53"><text:span text:style-name="MT64"><text:text-input text:description="&lt;if test=&quot;o.state not in[ 'draft', 'sent']&quot;&gt;">IF2</text:text-input></text:span><text:text-input text:description="&lt;formatLang(o.amount_total)&gt;">9.999,9</text:text-input><text:span text:style-name="MT64"><text:text-input text:description="&lt;/if&gt;">end if</text:text-input></text:span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30T14:16:42.639075097</dc:date>
    <meta:editing-duration>P3DT20H19M32S</meta:editing-duration>
    <meta:editing-cycles>373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93" meta:character-count="1767" meta:non-whitespace-character-count="1688"/>
  </office:meta>
</office:document-meta>
</file>